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monospace, arial, sans-serif"/>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Footnote">
      <style:paragraph-properties fo:margin-left="0in" fo:margin-right="0in" fo:text-indent="0in" style:auto-text-indent="false"/>
    </style:style>
    <style:style style:name="P3" style:family="paragraph" style:parent-style-name="Standard">
      <style:text-properties officeooo:paragraph-rsid="0020bb6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Standard"/>
      <text:p text:style-name="Standard">Intermediate Polars (IPs) are a subclass of Cataclysmic Variables (CVs) with magnetic fields string enough to affect the acretion disk, but weaker than the normal polars. EI UMa, one of the brighter IPs, is a system which we analyzed using India’s AstroSat telescope. The data analyzed consists of both X-ray and far ultraviolet bands, all from AstroSat. Our analysis is unique in that it incorporates both soft X-Ray data and also hard X-Ray data from AstroSat’s large area proportional counter (LAXPC), which means we have data from about 0.3 keV to about 20 keV. Using the fitting software from Chandra called Sherpa, we have fitted the soft X-ray and LAXPC data of EI UMa simultaneously, using a thermal bremsstrahlung model, and obtaining a chi-squared value of aproximately 0.67. Based on our results of the key parameters obtained from our analysis, we look to either confirm the measurments that are in the literature on EI UMa, or conclude that the system has changed, and analyze why those changes occured.</text:p>
      <text:p text:style-name="Standard"/>
      <text:p text:style-name="Standard"/>
      <text:p text:style-name="Standard"/>
      <text:p text:style-name="P3">We describe here the results of observations of 5 cataclysmic variables (CVs) of the intermediate polar (IP) subclass using India's AstroSat. Our data is unique in that it covers energies from the far ultraviolet filter, the soft X-ray band, and the hard X-ray band, and they were all fitted simultaneosuly. The observations were obtained in late 2020 and early-to-mid-2021 using the Soft X-ray Telescope (0.3 - 7.1 keV), the Large Area Proportional Counter (3.1 - 20.0 keV), and the far ultraviolet filter with the Ultraviolet Imaging Telescope (UVIT). <text:s/>Each CV was observed for approximately 30 ksec. 2 of the observations, EI UMa and IGR16547-1916, yield high count rates (~0.2 cts/sec), while the others returned lower count rates (~0.15 cts/sec). We also evaluate the effectiveness of using the XSPEC model <text:span text:style-name="T1">compST</text:span><text:span text:style-name="T2">, a Comptonization spectrum, for IPs, as opposed to the traditional XSPEC </text:span><text:span text:style-name="T1">bremss </text:span><text:span text:style-name="T2">model. </text:span>We report on the spectra and light curves for the CVs MU Cam, EI UMa, IGR 16500-3344/3307 (Not sure which one), IGR 16547-1916, J0525+24, and V647 Aur.</text:p>
      <text:p text:style-name="Standard"/>
      <text:p text:style-name="Standard">Hook:</text:p>
      <text:p text:style-name="Standard">- AstroSat covers a lot bigger range of energies than many of the other major telescopes</text:p>
      <text:p text:style-name="Standard">- Key is that it is simultaneous</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monospace, arial, sans-serif"/>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3:08:26.308550195</meta:creation-date>
    <dc:date>2021-10-25T12:25:45.993808952</dc:date>
    <meta:editing-duration>P3DT1H20M56S</meta:editing-duration>
    <meta:editing-cycles>11</meta:editing-cycles>
    <meta:generator>LibreOffice/7.2.1.2$Linux_X86_64 LibreOffice_project/2c9f9a7aa7c967a1b7ec3448959cff87b32f6580</meta:generator>
    <meta:document-statistic meta:table-count="0" meta:image-count="0" meta:object-count="0" meta:page-count="1" meta:paragraph-count="6" meta:word-count="363" meta:character-count="2206" meta:non-whitespace-character-count="1848"/>
  </office:meta>
</office:document-meta>
</file>